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6.535cm" fo:min-width="9.335cm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7.37cm" fo:min-width="7.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7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4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3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8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5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2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5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8.6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0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0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46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81cm" svg:stroke-color="#ff8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orgotten Futurist Rg" fo:font-size="21pt" style:font-size-asian="21pt" style:font-size-complex="21pt"/>
    </style:style>
    <style:style style:name="P3" style:family="paragraph">
      <style:text-properties fo:color="#000000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style:font-name="Forgotten Futurist Rg" fo:font-size="21pt" style:font-size-asian="21pt" style:font-size-complex="2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Forgotten Futurist Rg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835cm" svg:height="6.785cm" svg:x="17.87cm" svg:y="4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7.62cm" svg:x="0.47cm" svg:y="4.7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03cm" svg:height="1.14cm" svg:x="18.7cm" svg:y="3.305cm">
          <draw:text-box>
            <text:p><text:span text:style-name="T1">Universit</text:span><text:span text:style-name="T1">y </text:span><text:span text:style-name="T1">Program</text:span><text:span text:style-name="T1">s</text:span></text:p>
          </draw:text-box>
        </draw:frame>
        <draw:frame draw:style-name="gr4" draw:text-style-name="P4" draw:layer="layout" svg:width="3.254cm" svg:height="1.14cm" svg:x="2.601cm" svg:y="3.305cm">
          <draw:text-box>
            <text:p text:style-name="P3"><text:span text:style-name="T1">Soft Skills</text:span></text:p>
          </draw:text-box>
        </draw:frame>
        <draw:frame draw:style-name="gr5" draw:text-style-name="P4" xml:id="id1" draw:id="id1" draw:layer="layout" svg:width="4.939cm" svg:height="1.14cm" svg:x="1.901cm" svg:y="5.105cm">
          <draw:text-box>
            <text:p text:style-name="P3"><text:span text:style-name="T1">Ethical </text:span><text:span text:style-name="T1">Thinking</text:span></text:p>
          </draw:text-box>
        </draw:frame>
        <draw:frame draw:style-name="gr6" draw:text-style-name="P2" xml:id="id2" draw:id="id2" draw:layer="layout" svg:width="7.855cm" svg:height="1.14cm" svg:x="18.502cm" svg:y="5.305cm">
          <draw:text-box>
            <text:p><text:span text:style-name="T1">Bachelor in </text:span><text:span text:style-name="T1">Cybersecurity</text:span></text:p>
          </draw:text-box>
        </draw:frame>
        <draw:frame draw:style-name="gr7" draw:text-style-name="P2" xml:id="id10" draw:id="id10" draw:layer="layout" svg:width="6.357cm" svg:height="1.14cm" svg:x="18.503cm" svg:y="6.205cm">
          <draw:text-box>
            <text:p><text:span text:style-name="T1">Doctorate in Physics</text:span></text:p>
          </draw:text-box>
        </draw:frame>
        <draw:frame draw:style-name="gr8" draw:text-style-name="P4" xml:id="id5" draw:id="id5" draw:layer="layout" svg:width="3.69cm" svg:height="1.14cm" svg:x="3.102cm" svg:y="6.305cm">
          <draw:text-box>
            <text:p text:style-name="P3"><text:span text:style-name="T1">Leadershi</text:span><text:span text:style-name="T1">p</text:span></text:p>
          </draw:text-box>
        </draw:frame>
        <draw:frame draw:style-name="gr9" draw:text-style-name="P4" xml:id="id3" draw:id="id3" draw:layer="layout" svg:width="5.087cm" svg:height="1.14cm" svg:x="1.702cm" svg:y="7.405cm">
          <draw:text-box>
            <text:p text:style-name="P3"><text:span text:style-name="T1">Problem Solving</text:span></text:p>
          </draw:text-box>
        </draw:frame>
        <draw:frame draw:style-name="gr10" draw:text-style-name="P4" xml:id="id11" draw:id="id11" draw:layer="layout" svg:width="3.745cm" svg:height="1.14cm" svg:x="3.103cm" svg:y="8.505cm">
          <draw:text-box>
            <text:p text:style-name="P3"><text:span text:style-name="T1">Negotiati</text:span><text:span text:style-name="T1">on</text:span></text:p>
          </draw:text-box>
        </draw:frame>
        <draw:frame draw:style-name="gr11" draw:text-style-name="P4" xml:id="id7" draw:id="id7" draw:layer="layout" svg:width="5.082cm" svg:height="1.14cm" svg:x="1.804cm" svg:y="9.605cm">
          <draw:text-box>
            <text:p text:style-name="P3"><text:span text:style-name="T1">Decision Making</text:span></text:p>
          </draw:text-box>
        </draw:frame>
        <draw:frame draw:style-name="gr12" draw:text-style-name="P2" xml:id="id6" draw:id="id6" draw:layer="layout" svg:width="9.155cm" svg:height="1.14cm" svg:x="18.503cm" svg:y="7.205cm">
          <draw:text-box>
            <text:p><text:span text:style-name="T1">Bachelor in Business Direction</text:span></text:p>
          </draw:text-box>
        </draw:frame>
        <draw:frame draw:style-name="gr13" draw:text-style-name="P2" xml:id="id9" draw:id="id9" draw:layer="layout" svg:width="5.523cm" svg:height="1.14cm" svg:x="18.504cm" svg:y="8.105cm">
          <draw:text-box>
            <text:p><text:span text:style-name="T1">Master in Finance</text:span></text:p>
          </draw:text-box>
        </draw:frame>
        <draw:frame draw:style-name="gr14" draw:text-style-name="P2" xml:id="id8" draw:id="id8" draw:layer="layout" svg:width="7.559cm" svg:height="1.14cm" svg:x="18.505cm" svg:y="9.005cm">
          <draw:text-box>
            <text:p><text:span text:style-name="T1">Doctorate in Engineering</text:span></text:p>
          </draw:text-box>
        </draw:frame>
        <draw:frame draw:style-name="gr15" draw:text-style-name="P4" xml:id="id4" draw:id="id4" draw:layer="layout" svg:width="4.96cm" svg:height="1.14cm" svg:x="1.904cm" svg:y="10.705cm">
          <draw:text-box>
            <text:p text:style-name="P3"><text:span text:style-name="T1">Critical Thinking</text:span></text:p>
          </draw:text-box>
        </draw:frame>
        <draw:connector draw:style-name="gr16" draw:text-style-name="P5" draw:layer="layout" draw:type="line" svg:x1="6.84cm" svg:y1="5.675cm" svg:x2="18.502cm" svg:y2="5.875cm" draw:start-shape="id1" draw:start-glue-point="1" draw:end-shape="id2" draw:end-glue-point="3" svg:d="M6840 5675l11662 200" svg:viewBox="0 0 11663 201">
          <text:p/>
        </draw:connector>
        <draw:connector draw:style-name="gr16" draw:text-style-name="P5" draw:layer="layout" draw:type="line" svg:x1="6.789cm" svg:y1="7.975cm" svg:x2="18.502cm" svg:y2="5.875cm" draw:start-shape="id3" draw:start-glue-point="1" draw:end-shape="id2" draw:end-glue-point="3" svg:d="M6789 7975l11713-2100" svg:viewBox="0 0 11714 2101">
          <text:p/>
        </draw:connector>
        <draw:connector draw:style-name="gr16" draw:text-style-name="P5" draw:layer="layout" draw:type="line" svg:x1="6.864cm" svg:y1="11.275cm" svg:x2="18.502cm" svg:y2="5.875cm" draw:start-shape="id4" draw:start-glue-point="1" draw:end-shape="id2" draw:end-glue-point="3" svg:d="M6864 11275l11638-5400" svg:viewBox="0 0 11639 5401">
          <text:p/>
        </draw:connector>
        <draw:connector draw:style-name="gr16" draw:text-style-name="P5" draw:layer="layout" draw:type="line" svg:x1="6.792cm" svg:y1="6.875cm" svg:x2="18.503cm" svg:y2="7.775cm" draw:start-shape="id5" draw:start-glue-point="1" draw:end-shape="id6" svg:d="M6792 6875l11711 900" svg:viewBox="0 0 11712 901">
          <text:p/>
        </draw:connector>
        <draw:connector draw:style-name="gr17" draw:text-style-name="P5" draw:layer="layout" draw:type="line" svg:x1="6.886cm" svg:y1="10.175cm" svg:x2="18.505cm" svg:y2="9.575cm" draw:start-shape="id7" draw:start-glue-point="1" draw:end-shape="id8" draw:end-glue-point="3" svg:d="M6886 10175l11619-600" svg:viewBox="0 0 11620 601">
          <text:p/>
        </draw:connector>
        <draw:connector draw:style-name="gr17" draw:text-style-name="P5" draw:layer="layout" draw:type="line" svg:x1="6.886cm" svg:y1="10.175cm" svg:x2="18.504cm" svg:y2="8.675cm" draw:start-shape="id7" draw:start-glue-point="1" draw:end-shape="id9" draw:end-glue-point="3" svg:d="M6886 10175l11618-1500" svg:viewBox="0 0 11619 1501">
          <text:p/>
        </draw:connector>
        <draw:connector draw:style-name="gr17" draw:text-style-name="P5" draw:layer="layout" draw:type="line" svg:x1="6.864cm" svg:y1="11.275cm" svg:x2="18.503cm" svg:y2="6.775cm" draw:start-shape="id4" draw:start-glue-point="1" draw:end-shape="id10" draw:end-glue-point="3" svg:d="M6864 11275l11639-4500" svg:viewBox="0 0 11640 4501">
          <text:p/>
        </draw:connector>
        <draw:connector draw:style-name="gr16" draw:text-style-name="P5" draw:layer="layout" draw:type="line" svg:x1="6.848cm" svg:y1="9.075cm" svg:x2="18.503cm" svg:y2="7.775cm" draw:start-shape="id11" draw:start-glue-point="1" draw:end-shape="id6" draw:end-glue-point="3" svg:d="M6848 9075l11655-1300" svg:viewBox="0 0 11656 1301">
          <text:p/>
        </draw:connector>
        <draw:frame draw:style-name="gr13" draw:text-style-name="P2" xml:id="id12" draw:id="id12" draw:layer="layout" svg:width="6.945cm" svg:height="1.14cm" svg:x="18.505cm" svg:y="9.905cm">
          <draw:text-box>
            <text:p><text:span text:style-name="T1">Master in Data Science</text:span></text:p>
          </draw:text-box>
        </draw:frame>
        <draw:connector draw:style-name="gr17" draw:text-style-name="P5" draw:layer="layout" draw:type="line" svg:x1="6.864cm" svg:y1="11.275cm" svg:x2="18.505cm" svg:y2="9.575cm" draw:start-shape="id4" draw:start-glue-point="1" draw:end-shape="id8" draw:end-glue-point="3" svg:d="M6864 11275l11641-1700" svg:viewBox="0 0 11642 1701">
          <text:p/>
        </draw:connector>
        <draw:connector draw:style-name="gr17" draw:text-style-name="P5" draw:layer="layout" draw:type="line" svg:x1="6.789cm" svg:y1="7.975cm" svg:x2="18.505cm" svg:y2="10.475cm" draw:start-shape="id3" draw:start-glue-point="1" draw:end-shape="id12" draw:end-glue-point="3" svg:d="M6789 7975l11716 2500" svg:viewBox="0 0 11717 2501">
          <text:p/>
        </draw:connector>
        <draw:connector draw:style-name="gr17" draw:text-style-name="P5" draw:layer="layout" draw:type="line" svg:x1="6.864cm" svg:y1="11.275cm" svg:x2="18.505cm" svg:y2="10.475cm" draw:start-shape="id4" draw:start-glue-point="1" draw:end-shape="id12" draw:end-glue-point="3" svg:d="M6864 11275l11641-800" svg:viewBox="0 0 11642 801">
          <text:p/>
        </draw:connecto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10:47:56.714080104</meta:creation-date>
    <dc:date>2023-11-29T00:20:08.688928788</dc:date>
    <meta:editing-duration>P1DT12H17M17S</meta:editing-duration>
    <meta:editing-cycles>2</meta:editing-cycles>
    <meta:generator>LibreOffice/7.3.7.2$Linux_X86_64 LibreOffice_project/30$Build-2</meta:generator>
    <meta:document-statistic meta:object-count="50"/>
  </office:meta>
</office:document-meta>
</file>